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000000600E97AE6F5F8008DEA.jpg" manifest:media-type="image/jpeg"/>
  <manifest:file-entry manifest:full-path="Pictures/1000000000000400000006005BB0C3D961450477.jpg" manifest:media-type="image/jpeg"/>
  <manifest:file-entry manifest:full-path="Pictures/1000000000000400000006009C6A0AB7EBF9462D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" officeooo:rsid="001382cf" officeooo:paragraph-rsid="001382cf"/>
    </style:style>
    <style:style style:name="P2" style:family="paragraph" style:parent-style-name="Standard">
      <style:paragraph-properties fo:text-align="center" style:justify-single-word="false"/>
      <style:text-properties style:font-name="Bahnschrift" officeooo:rsid="001382cf" officeooo:paragraph-rsid="001382cf"/>
    </style:style>
    <style:style style:name="P3" style:family="paragraph" style:parent-style-name="Standard">
      <style:paragraph-properties fo:text-align="center" style:justify-single-word="false" fo:break-before="page"/>
      <style:text-properties style:font-name="Bahnschrift" officeooo:rsid="001382cf" officeooo:paragraph-rsid="001382c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adett Nand</text:p>
      <text:p text:style-name="P2"><draw:frame draw:style-name="fr1" draw:name="Bild1" text:anchor-type="char" svg:width="15.961cm" svg:height="23.943cm" draw:z-index="0"><draw:image xlink:href="Pictures/1000000000000400000006005BB0C3D961450477.jpg" xlink:type="simple" xlink:show="embed" xlink:actuate="onLoad" draw:mime-type="image/jpeg"/></draw:frame></text:p>
      <text:p text:style-name="P3">Kadettin Lisa</text:p>
      <text:p text:style-name="P2"/>
      <text:p text:style-name="P2"><draw:frame draw:style-name="fr1" draw:name="Bild2" text:anchor-type="char" svg:width="15.602cm" svg:height="23.402cm" draw:z-index="1"><draw:image xlink:href="Pictures/1000000000000400000006005BB0C3D961450477.jpg" xlink:type="simple" xlink:show="embed" xlink:actuate="onLoad" draw:mime-type="image/jpeg"/></draw:frame></text:p>
      <text:p text:style-name="P3">Kadett Höndel</text:p>
      <text:p text:style-name="P2"><draw:frame draw:style-name="fr1" draw:name="Bild4" text:anchor-type="char" svg:width="16.245cm" svg:height="24.368cm" draw:z-index="3"><draw:image xlink:href="Pictures/100000000000040000000600E97AE6F5F8008DEA.jpg" xlink:type="simple" xlink:show="embed" xlink:actuate="onLoad" draw:mime-type="image/jpeg"/></draw:frame></text:p>
      <text:p text:style-name="P3">Gefreite Heinlein</text:p>
      <text:p text:style-name="P2"><draw:frame draw:style-name="fr1" draw:name="Bild3" text:anchor-type="char" svg:width="15.63cm" svg:height="23.444cm" draw:z-index="2"><draw:image xlink:href="Pictures/1000000000000400000006009C6A0AB7EBF9462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6T22:54:04.068000000</meta:creation-date>
    <dc:date>2025-07-26T22:59:13.968000000</dc:date>
    <meta:editing-duration>PT5M10S</meta:editing-duration>
    <meta:editing-cycles>1</meta:editing-cycles>
    <meta:document-statistic meta:table-count="0" meta:image-count="4" meta:object-count="0" meta:page-count="4" meta:paragraph-count="4" meta:word-count="8" meta:character-count="54" meta:non-whitespace-character-count="50"/>
    <meta:generator>LibreOffice/7.5.5.2$Windows_X86_64 LibreOffice_project/ca8fe7424262805f223b9a2334bc7181abbcbf5e</meta:generator>
  </office:meta>
</office:document-meta>
</file>